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background-color="#ffff00"/>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3">
      <style:text-properties fo:font-weight="normal" style:font-weight-asian="normal" style:font-weight-complex="normal"/>
    </style:style>
    <style:style style:name="P7" style:family="paragraph" style:parent-style-name="Text_20_body" style:list-style-name="L5">
      <style:text-properties fo:font-weight="normal" style:font-weight-asian="normal" style:font-weight-complex="normal"/>
    </style:style>
    <style:style style:name="P8" style:family="paragraph" style:parent-style-name="Text_20_body" style:list-style-name="L6">
      <style:text-properties fo:font-weight="normal" style:font-weight-asian="normal" style:font-weight-complex="normal"/>
    </style:style>
    <style:style style:name="P9" style:family="paragraph" style:parent-style-name="Text_20_body" style:list-style-name="L7">
      <style:text-properties fo:font-weight="normal" style:font-weight-asian="normal" style:font-weight-complex="normal"/>
    </style:style>
    <style:style style:name="P10" style:family="paragraph" style:parent-style-name="Text_20_body" style:list-style-name="L8">
      <style:text-properties fo:font-weight="normal" style:font-weight-asian="normal" style:font-weight-complex="normal"/>
    </style:style>
    <style:style style:name="P11" style:family="paragraph" style:parent-style-name="Text_20_body" style:list-style-name="L10">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text:span text:style-name="T3">brada@kiv.zcu.cz</text:span></text:a><text:span text:style-name="T3">&gt;<text:tab/><text:tab/>1.Feb 2012</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h text:style-name="Heading_20_4" text:outline-level="4">Abbreviations</text:h>
      <text:list xml:id="list2008363229" text:style-name="L1">
        <text:list-item>
          <text:p text:style-name="P3">svc = service</text:p>
        </text:list-item>
        <text:list-item>
          <text:p text:style-name="P3">pkg = package</text:p>
        </text:list-item>
        <text:list-item>
          <text:p text:style-name="P3">v = version</text:p>
        </text:list-item>
      </text:list>
      <text:p text:style-name="Text_20_body"/>
      <text:h text:style-name="Heading_20_3" text:outline-level="3">Core and shared</text:h>
      <text:list xml:id="list1484731187" text:style-name="L2">
        <text:list-item>
          <text:p text:style-name="P4">Namespace prefix: <text:span text:style-name="T1">cz.zcu.kiv.osgi.demo.parking</text:span> .</text:p>
        </text:list-item>
        <text:list-item>
          <text:p text:style-name="P4">All bundles except statsbase use SLF4J for logging =&gt; import package org.slf4j .</text:p>
        </text:list-item>
        <text:list-item>
          <text:p text:style-name="P4">All bundles except statsbase have activator =&gt; import org.osgi.framework</text:p>
        </text:list-item>
      </text:list>
      <text:h text:style-name="Heading_20_5" text:outline-level="5">Description of application revisions</text:h>
      <text:h text:style-name="Heading_20_4" text:outline-level="4">Rev 1 – Baseline</text:h>
      <text:p text:style-name="Text_20_body">Dashboard uses GateStats on its “gate” port only through its CountingStats subset. Gate provides LaneStatistics since there is no other bundle to do that.</text:p>
      <text:h text:style-name="Heading_20_4" text:outline-level="4">Rev 2 – Gate observes CarPark status</text:h>
      <text:p text:style-name="Text_20_body">Gate adds dependency on ParkingStatus, provided by CarPark.</text:p>
      <text:h text:style-name="Heading_20_4" text:outline-level="4">Rev 3 – TrafficLane added</text:h>
      <text:p text:style-name="Text_20_body">LaneStatistics evolved by adding a method (which however is not used by clients in app rev 3-5). TrafficLane component added to the system, provides LaneStatistics but the Dashboard is still connected to the Gate which still provides LaneStatistics as well. Gate consequently also runs the traffic simulation internally. Dashboard now uses full GateStatistics on its “gate” port. </text:p>
      <text:h text:style-name="Heading_20_4" text:outline-level="4">Rev 4 – TrafficLane Statistics used</text:h>
      <text:p text:style-name="Text_20_body">TrafficLane component's interface did not change, but its LaneStatistics are now used by Dashboard, because Gate stopped providing LaneStatistics. Internally the TrafficLane implementation changed to run the traffic simulation. CarPark now provides ParkingStatistics which however are not used by anybody. StatsBase changed, now provides an abstract implementation of CountingStatistics interface, all statistics classes (gate, lane, carpark) inherit from this abstract base.</text:p>
      <text:h text:style-name="Heading_20_4" text:outline-level="4"><text:soft-page-break/>Rev 5 – RoadSign added</text:h>
      <text:p text:style-name="Text_20_body">RoadSign component added, driven by TrafficLane; shows a sign about car park's free capacity. CarPark still provides ParkingStatistics which got changed by removing a method but which are still not used by anybody.</text:p>
      <text:h text:style-name="Heading_20_4" text:outline-level="4">Rev 6 – TrafficLane Statistics modified</text:h>
      <text:p text:style-name="Text_20_body">LaneStatistics interface evolved by replacing a method with another one; that method however was not used by anybody in previous app revisions.</text:p>
      <text:p text:style-name="Text_20_body"/>
      <text:h text:style-name="Heading_20_3" text:outline-level="3">Bundle revisions and pkg versions per application revisions</text:h>
      <text:p text:style-name="Text_20_body">Unchanged are in normal weight, changed are in boldface, newly added are with asterisk.</text:p>
      <text:p text:style-name="P2">TODO more detailed analysis of imports – what actually is used, reflect in DIFFs listed (provide both standard diff and detailed analysis diff).</text:p>
      <text:h text:style-name="Heading_20_4" text:outline-level="4">Rev 1</text:h>
      <text:p text:style-name="Text_20_body">All diffs are “NA” because there is no preceding revision.</text:p>
      <text:p text:style-name="Text_20_body"/>
      <text:p text:style-name="Text_20_body"><text:span text:style-name="T1">*StatsBase<text:tab/></text:span><text:span text:style-name="T2">1 = 1.0.0</text:span></text:p>
      <text:list xml:id="list831798475" text:style-name="L3">
        <text:list-item>
          <text:list>
            <text:list-item>
              <text:p text:style-name="P6">ex: <text:s/>statsbase;v=1.0.0</text:p>
            </text:list-item>
            <text:list-item>
              <text:p text:style-name="P6">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388750971" text:style-name="L12">
        <text:list-item>
          <text:list>
            <text:list-item>
              <text:p text:style-name="P16">ex: <text:s/>(none)</text:p>
            </text:list-item>
            <text:list-item>
              <text:p text:style-name="P16">im: <text:s/>gate.statistics;v=[1.0.0, 2.0.0) <text:s/>, <text:s/>lane.statistics;v=[1.0.0, 2.0.0) <text:s/>, <text:s/><text:line-break/>statsbase;v=[1.0.0, 2.0.0)</text:p>
            </text:list-item>
          </text:list>
        </text:list-item>
      </text:list>
      <text:p text:style-name="Text_20_body"><text:span text:style-name="T1">*Gate</text:span><text:span text:style-name="T2"> <text:tab/><text:tab/>1 = 1.0.0</text:span></text:p>
      <text:list xml:id="list338868875" text:continue-list="list831798475" text:style-name="L3">
        <text:list-item>
          <text:list>
            <text:list-item>
              <text:p text:style-name="P6">ex: <text:s/>gate.statistics;v=1.0.0 <text:s/>, <text:s/>lane.statistics;v=1.0.0</text:p>
            </text:list-item>
            <text:list-item>
              <text:p text:style-name="P6">im: <text:s/>carpark.flow;v=[1.0.0, 2.0.0) <text:s/>, <text:s/>statsbase;v=[1.0.0, 1.1.0)</text:p>
            </text:list-item>
          </text:list>
        </text:list-item>
      </text:list>
      <text:p text:style-name="Text_20_body"><text:span text:style-name="T1">*CarPark <text:tab/></text:span><text:span text:style-name="T2">1 = 1.0.0</text:span></text:p>
      <text:list xml:id="list108546785" text:style-name="L5">
        <text:list-item>
          <text:list>
            <text:list-item>
              <text:p text:style-name="P7">ex: <text:s/>carpark.flow;v=1.0.0 <text:s/>, <text:s/>carpark.status;v=1.0.0</text:p>
            </text:list-item>
            <text:list-item>
              <text:p text:style-name="P7">im: <text:s/>(system only)</text:p>
            </text:list-item>
          </text:list>
        </text:list-item>
      </text:list>
      <text:p text:style-name="P5"/>
      <text:h text:style-name="Heading_20_4" text:outline-level="4">Rev 2</text:h>
      <text:p text:style-name="Text_20_body"/>
      <text:p text:style-name="Text_20_body">StatsBase<text:tab/>1 = 1.0.0 <text:tab/>from rev 1</text:p>
      <text:p text:style-name="Text_20_body"><text:soft-page-break/>Dashboard<text:tab/>1 = 1.0.0<text:tab/>from rev 1</text:p>
      <text:p text:style-name="P1">Gate<text:tab/><text:tab/>2 = 1.0.1 (NON)<text:tab/></text:p>
      <text:p text:style-name="P1"><text:tab/><text:span text:style-name="T2">INS on imported packages (ParkingStatus)</text:span></text:p>
      <text:list xml:id="list536104488" text:style-name="L6">
        <text:list-item>
          <text:list>
            <text:list-item>
              <text:p text:style-name="P8">ex: <text:s/>NON gate.statistics;v=1.0.0 <text:s/>, <text:s/>NON lane.statistics;v=1.0.0</text:p>
            </text:list-item>
            <text:list-item>
              <text:p text:style-name="P8">im: <text:s/>INS carpark.status;v=[1.0.0, 2.0.0) <text:s/>, <text:s/>NON carpark.flow;v=[1.0.0, 2.0.0), <text:s/><text:line-break/>NON statsbase;v=[1.0.0, 1.1.0)</text:p>
            </text:list-item>
          </text:list>
        </text:list-item>
      </text:list>
      <text:p text:style-name="Text_20_body">CarPark<text:tab/>1 = 1.0.0<text:tab/>from rev 1</text:p>
      <text:p text:style-name="Text_20_body"/>
      <text:h text:style-name="Heading_20_4" text:outline-level="4">Rev 3</text:h>
      <text:p text:style-name="Text_20_body"/>
      <text:p text:style-name="Text_20_body">StatsBase<text:tab/>1 = 1.0.0<text:tab/>from rev 1</text:p>
      <text:p text:style-name="P1">Dashboard<text:tab/>2 = 1.0.1 (NON)</text:p>
      <text:p text:style-name="P1"><text:span text:style-name="T2"><text:tab/>SPE on imported(!) interface (CountingStats → GateStats) leading to DEL on imported pkg</text:span></text:p>
      <text:list xml:id="list1851979734" text:style-name="L7">
        <text:list-item>
          <text:list>
            <text:list-item>
              <text:p text:style-name="P9">ex: <text:s/>(none)</text:p>
            </text:list-item>
            <text:list-item>
              <text:p text:style-name="P9">im: <text:s/>NON/SPE gate.statistics;v=[1.0.0, 2.0.0) <text:s/>, <text:s/>NON lane.statistics;v=[1.0.0, 2.0.0) <text:s/>, <text:line-break/>DEL statsbase</text:p>
            </text:list-item>
          </text:list>
        </text:list-item>
      </text:list>
      <text:p text:style-name="P1">Gate<text:tab/><text:tab/>3 = 1.1.0 (SPE)<text:tab/></text:p>
      <text:p text:style-name="P1"><text:span text:style-name="T2"><text:tab/>SPE on exported package/interface LaneStatistics, INS on exported packages (VehicleSink),<text:line-break/><text:tab/>internal change: spawns traffic lane simulation thread</text:span></text:p>
      <text:list xml:id="list1304810257" text:style-name="L8">
        <text:list-item>
          <text:list>
            <text:list-item>
              <text:p text:style-name="P10">ex: <text:s/>NON gate.statistics;v=1.0.0 , SPE lane.statistics;v=1.1.0 , <text:line-break/>INS gate.vehiclesink;v=1.0.0</text:p>
            </text:list-item>
            <text:list-item>
              <text:p text:style-name="P10">im: <text:s/>NON carpark.flow;v=[1.0.0, 2.0.0) , NON carpark.status;v=[1.0.0, 2.0.0) <text:s/>, <text:s/><text:line-break/>NON statsbase;v=[1.0.0, 1.1.0)</text:p>
            </text:list-item>
          </text:list>
        </text:list-item>
      </text:list>
      <text:p text:style-name="Text_20_body">CarPark<text:tab/>1 = 1.0.0<text:tab/>from rev 1</text:p>
      <text:p text:style-name="P1">*TrafficLane<text:tab/>1 = 1.0.0</text:p>
      <text:list xml:id="list1901479353" text:style-name="L9">
        <text:list-item>
          <text:p text:style-name="P13">ex: <text:s/>NA lane.statistics;v=1.1.0</text:p>
        </text:list-item>
        <text:list-item>
          <text:p text:style-name="P13">im: <text:s/>NA gate.vehiclesink;v=[1.0.0, 2.0.0) <text:s/>, <text:s/>NA statsbase;v=[1.0.0, 1.1.0)</text:p>
        </text:list-item>
      </text:list>
      <text:p text:style-name="P5"/>
      <text:h text:style-name="Heading_20_4" text:outline-level="4">Rev 4</text:h>
      <text:p text:style-name="Text_20_body"/>
      <text:p text:style-name="P1">StatsBase<text:tab/>2 = 1.0.1 (SEM-SPE)<text:span text:style-name="T2"><text:tab/></text:span></text:p>
      <text:p text:style-name="P1"><text:span text:style-name="T2"><text:tab/>see below for reasoning behind the version change</text:span></text:p>
      <text:list xml:id="list1810474741" text:style-name="L10">
        <text:list-item>
          <text:p text:style-name="P14"><text:span text:style-name="T2">ex: <text:s/>SEM-SPEC statsbase;v=1.0.1</text:span></text:p>
        </text:list-item>
        <text:list-item>
          <text:p text:style-name="P11"><text:span text:style-name="T2">im: <text:s/>(none)</text:span></text:p>
        </text:list-item>
      </text:list>
      <text:p text:style-name="Text_20_body"><text:soft-page-break/>Dashboard<text:tab/>2 = 1.0.1<text:tab/>from rev 3</text:p>
      <text:p text:style-name="P1">Gate<text:tab/><text:tab/>4 = 2.0.0 (MUT)</text:p>
      <text:p text:style-name="P1"><text:span text:style-name="T2"><text:tab/>DEL on exported packages (LaneStatistics), SPE on exported pkg: iface GateStatistics adds <text:tab/>ParkingStatus operations, SEM-SPE on exported pkg: VehicleSink adds throw exception, SPE <text:tab/>on imported carpark.status package</text:span></text:p>
      <text:list xml:id="list1747026083" text:style-name="L11">
        <text:list-item>
          <text:p text:style-name="P15"><text:span text:style-name="T2">ex: <text:s/>SPE gate.statistics;v=1.1.0 <text:s/>, <text:s/>SEM-SPE gate.vehiclesink;v=1.0.1 <text:s/>, <text:s/>DEL lane.statistics</text:span></text:p>
        </text:list-item>
        <text:list-item>
          <text:p text:style-name="P15"><text:span text:style-name="T2">im: <text:s/>NON carpark.flow;v=[1.0.0, 2.0.0) <text:s/>, <text:s/>SPE carpark.status;v=[1.1.0, 2.0.0) <text:s/>, <text:s/><text:line-break/>statsbase;v=[1.0.0, 1.1.0)</text:span></text:p>
        </text:list-item>
      </text:list>
      <text:p text:style-name="P1">CarPark<text:tab/>2 = 1.1.0</text:p>
      <text:p text:style-name="P1"><text:span text:style-name="T2"><text:tab/>INS on exported packages (ParkStatistics), INS within exported package (IParkingStatusUpdate <text:tab/>in carpark status), SPE on exported interface ParkingStatus (within carpark status), SEM-SPE <text:tab/>within VehicleFlow implementation (adds throw exception)</text:span></text:p>
      <text:list xml:id="list676528088" text:style-name="L13">
        <text:list-item>
          <text:p text:style-name="P17"><text:span text:style-name="T2">ex: <text:s/>SEM-SPE carpark.flow;v=1.0.1 , <text:s/>SPE carpark.status;v=1.1.0 <text:s/>, <text:line-break/>INS carpark.statistics;v=1.0.0</text:span></text:p>
        </text:list-item>
        <text:list-item>
          <text:p text:style-name="P17"><text:span text:style-name="T2">im: <text:s/>NON statsbase;v=[1.0.1, 2.0.0)</text:span></text:p>
        </text:list-item>
      </text:list>
      <text:p text:style-name="P1">TrafficLane<text:tab/>2 = 1.0.1<text:tab/></text:p>
      <text:p text:style-name="P1"><text:span text:style-name="T2"><text:tab/>internal change of implementation</text:span></text:p>
      <text:list xml:id="list166067025" text:style-name="L14">
        <text:list-item>
          <text:p text:style-name="P18"><text:span text:style-name="T2">ex: <text:s/>NON lane.statistics;v=1.1.0</text:span></text:p>
        </text:list-item>
        <text:list-item>
          <text:p text:style-name="P18"><text:span text:style-name="T2">im: <text:s/>NON gate.vehiclesink;v=[1.0.0, 2.0.0) <text:s/>, <text:s/>SEM-SPE statsbase;v=[1.0.1, 1.1.0)</text:span></text:p>
        </text:list-item>
      </text:list>
      <text:p text:style-name="P5"/>
      <text:p text:style-name="P5"><text:span text:style-name="T3">Note on the version of “statsbase” package and whole bundle: </text:span>the changes introduced are NON on the API part (the ICountingStatistics iface unchanged) and INS on the implementation part (abstract base class added). These changes don't break existing clients (who only used the interface so far) neither existing providers (because the interface hasn't changed). In this fairly singular case therefore, the change should IMHO be classified as internal.</text:p>
      <text:p text:style-name="P5">OTOH, it makes versioned dependency difficult, needing to use the 1.0.1 as lower bound which somehow feels odd. But if 1.1.0 was used as pkg version, it would render the bundle incompatible with previous revisions of other bundles in app revs 1-3 which clearly would be wrong.</text:p>
      <text:p text:style-name="P5">Lastly: implementation of statistics classes extend the abstract base, which makes its public methods removed from their public interface; we do not classify this as DEL → GEN difference because clients will not notice the difference.</text:p>
      <text:h text:style-name="Heading_20_4" text:outline-level="4">Rev 5</text:h>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P1">CarPark<text:tab/>3 = 2.0.0</text:p>
      <text:p text:style-name="P1"><text:soft-page-break/><text:span text:style-name="T2"><text:tab/>GEN on exported package/interface ParkingStatistics (method removed)</text:span></text:p>
      <text:list xml:id="list1837805660" text:style-name="L15">
        <text:list-item>
          <text:p text:style-name="P19"><text:span text:style-name="T2">ex: <text:s/>NON carpark.flow;v=1.0.1 <text:s/>, <text:s/>NON carpark.status;v=1.1.0 <text:s/>, <text:line-break/>GEN carpark.statistics;v=2.0.0</text:span></text:p>
        </text:list-item>
        <text:list-item>
          <text:p text:style-name="P19"><text:span text:style-name="T2">im: <text:s/>SEM-SPE statsbase;v=[1.0.1, 2.0.0)</text:span></text:p>
        </text:list-item>
      </text:list>
      <text:p text:style-name="P1">TrafficLane<text:tab/>3 = 1.1.0</text:p>
      <text:p text:style-name="P1"><text:span text:style-name="T2"><text:tab/>INS on imported packages (RoadSign)</text:span></text:p>
      <text:list xml:id="list376477086" text:style-name="L16">
        <text:list-item>
          <text:p text:style-name="P20"><text:span text:style-name="T2">ex: <text:s/>NON lane.statistics;v=1.1.0</text:span></text:p>
        </text:list-item>
        <text:list-item>
          <text:p text:style-name="P20"><text:span text:style-name="T2">im: <text:s/>NON statsbase;v=[1.0.1, 2.0.0) <text:s/>, <text:s/>NON gate.statistics;v=[1.1.0, 2.0.0) <text:s/>, <text:s/><text:line-break/>NON gate.vehiclesink;v=[1.0.0, 2.0.0) <text:s/>, <text:s/>INS sign.roadsign;v=[1.0.0, 2.0.0)</text:span></text:p>
        </text:list-item>
      </text:list>
      <text:p text:style-name="P1">*RoadSign<text:tab/>1 = 1.0.0</text:p>
      <text:list xml:id="list170716833" text:style-name="L17">
        <text:list-item>
          <text:p text:style-name="P21">ex: <text:s/>sign.roadsign;v=1.0.0</text:p>
        </text:list-item>
        <text:list-item>
          <text:p text:style-name="P21">im: <text:s/>(system only)</text:p>
        </text:list-item>
      </text:list>
      <text:p text:style-name="P5"/>
      <text:h text:style-name="Heading_20_4" text:outline-level="4">Rev 6</text:h>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5">RoadSign<text:tab/>1 = 1.0.0<text:tab/>from rev 5</text:p>
      <text:p text:style-name="P1">TrafficLane<text:tab/>4 = 2.0.0</text:p>
      <text:p text:style-name="P1"><text:span text:style-name="T2"><text:tab/>MUT on exported package/interface LaneStatistics</text:span></text:p>
      <text:list xml:id="list786726370" text:style-name="L18">
        <text:list-item>
          <text:p text:style-name="P22"><text:span text:style-name="T2">ex: <text:s/>MUT lane.statistics;v=2.0.0</text:span></text:p>
        </text:list-item>
        <text:list-item>
          <text:p text:style-name="P22"><text:span text:style-name="T2">im: <text:s/>NON statsbase;v=[1.0.1, 2.0.0) <text:s/>, <text:s/>NON gate.statistics;v=[1.1.0, 2.0.0) <text:s/>, <text:s/><text:line-break/>NON gate.vehiclesink;v=[1.0.0, 2.0.0) <text:s/>, <text:s/>NON sign.roadsign;v=[1.0.0, 2.0.0)</text:span></text:p>
        </text:list-item>
      </text:list>
      <text:p text:style-name="Text_20_body"/>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emek Brada</meta:initial-creator>
    <meta:creation-date>2012-01-27T14:34:08</meta:creation-date>
    <dc:date>2012-02-01T18:14:24</dc:date>
    <dc:creator>Premek Brada</dc:creator>
    <meta:editing-duration>P3DT8H49M59S</meta:editing-duration>
    <meta:editing-cycles>194</meta:editing-cycles>
    <meta:generator>LibreOffice/3.3$Unix LibreOffice_project/330m19$Build-401</meta:generator>
    <meta:document-statistic meta:table-count="0" meta:image-count="0" meta:object-count="0" meta:page-count="5" meta:paragraph-count="110" meta:word-count="1080" meta:character-count="7410"/>
  </office:meta>
</office:document-meta>
</file>